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ee3" officeooo:paragraph-rsid="001ce7c4"/>
    </style:style>
    <style:style style:name="P2" style:family="paragraph" style:parent-style-name="Standard">
      <style:text-properties officeooo:rsid="001ce7c4" officeooo:paragraph-rsid="001ce7c4"/>
    </style:style>
    <style:style style:name="P3" style:family="paragraph" style:parent-style-name="Standard" style:list-style-name="L1">
      <style:text-properties officeooo:rsid="001ce7c4" officeooo:paragraph-rsid="001ce7c4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210740" officeooo:paragraph-rsid="00291e39"/>
    </style:style>
    <style:style style:name="P6" style:family="paragraph" style:parent-style-name="Standard" style:list-style-name="L1">
      <style:text-properties officeooo:rsid="00210740" officeooo:paragraph-rsid="002d6078"/>
    </style:style>
    <style:style style:name="P7" style:family="paragraph" style:parent-style-name="Standard">
      <style:text-properties officeooo:rsid="00210740" officeooo:paragraph-rsid="002d6078"/>
    </style:style>
    <style:style style:name="P8" style:family="paragraph" style:parent-style-name="Standard">
      <style:text-properties fo:font-size="16pt" officeooo:rsid="001ce7c4" officeooo:paragraph-rsid="00401c75" style:font-size-asian="16pt" style:font-size-complex="16pt"/>
    </style:style>
    <style:style style:name="P9" style:family="paragraph" style:parent-style-name="Standard" style:list-style-name="L1">
      <style:text-properties officeooo:rsid="00291e39" officeooo:paragraph-rsid="002b01a0"/>
    </style:style>
    <style:style style:name="P10" style:family="paragraph" style:parent-style-name="Standard" style:list-style-name="L1">
      <style:text-properties officeooo:rsid="00291e39" officeooo:paragraph-rsid="00308901"/>
    </style:style>
    <style:style style:name="P11" style:family="paragraph" style:parent-style-name="Standard" style:list-style-name="L1">
      <style:text-properties officeooo:rsid="002f0990" officeooo:paragraph-rsid="002f0990"/>
    </style:style>
    <style:style style:name="P12" style:family="paragraph" style:parent-style-name="Standard">
      <style:text-properties officeooo:rsid="00358cbe" officeooo:paragraph-rsid="00358cbe"/>
    </style:style>
    <style:style style:name="P13" style:family="paragraph" style:parent-style-name="Standard" style:list-style-name="L1">
      <style:text-properties officeooo:rsid="00401c75" officeooo:paragraph-rsid="00401c75"/>
    </style:style>
    <style:style style:name="P14" style:family="paragraph" style:parent-style-name="Standard" style:list-style-name="L1">
      <style:text-properties officeooo:rsid="00401c75" officeooo:paragraph-rsid="004252cd"/>
    </style:style>
    <style:style style:name="P15" style:family="paragraph" style:parent-style-name="Standard" style:list-style-name="L1">
      <style:text-properties officeooo:rsid="004252cd" officeooo:paragraph-rsid="004252cd"/>
    </style:style>
    <style:style style:name="P16" style:family="paragraph" style:parent-style-name="Standard">
      <style:text-properties fo:font-style="italic" officeooo:rsid="00401c75" officeooo:paragraph-rsid="00401c75" style:font-style-asian="italic" style:font-style-complex="italic"/>
    </style:style>
    <style:style style:name="P17" style:family="paragraph" style:parent-style-name="Standard" style:list-style-name="L2">
      <style:text-properties officeooo:rsid="0047fcae" officeooo:paragraph-rsid="006f9c52"/>
    </style:style>
    <style:style style:name="P18" style:family="paragraph" style:parent-style-name="Standard" style:list-style-name="L2">
      <style:text-properties officeooo:rsid="0047fcae" officeooo:paragraph-rsid="00c046a6"/>
    </style:style>
    <style:style style:name="P19" style:family="paragraph" style:parent-style-name="Standard" style:list-style-name="L2">
      <style:text-properties officeooo:rsid="0047fcae" officeooo:paragraph-rsid="00c1f391"/>
    </style:style>
    <style:style style:name="P20" style:family="paragraph" style:parent-style-name="Standard" style:list-style-name="L2">
      <style:text-properties officeooo:rsid="0047fcae" officeooo:paragraph-rsid="00c6dcd5"/>
    </style:style>
    <style:style style:name="P21" style:family="paragraph" style:parent-style-name="Standard" style:list-style-name="L2">
      <style:text-properties officeooo:rsid="0047fcae" officeooo:paragraph-rsid="01073478"/>
    </style:style>
    <style:style style:name="P22" style:family="paragraph" style:parent-style-name="Standard" style:list-style-name="L2">
      <style:text-properties officeooo:paragraph-rsid="00487a65"/>
    </style:style>
    <style:style style:name="P23" style:family="paragraph" style:parent-style-name="Standard" style:list-style-name="L2">
      <style:text-properties officeooo:paragraph-rsid="00506e5f"/>
    </style:style>
    <style:style style:name="P24" style:family="paragraph" style:parent-style-name="Standard" style:list-style-name="L2">
      <style:text-properties officeooo:paragraph-rsid="009ce638"/>
    </style:style>
    <style:style style:name="P25" style:family="paragraph" style:parent-style-name="Standard" style:list-style-name="L2">
      <style:text-properties officeooo:paragraph-rsid="009ee5e9"/>
    </style:style>
    <style:style style:name="P26" style:family="paragraph" style:parent-style-name="Standard" style:list-style-name="L2">
      <style:text-properties officeooo:rsid="00797e08" officeooo:paragraph-rsid="00bb6c9c"/>
    </style:style>
    <style:style style:name="P27" style:family="paragraph" style:parent-style-name="Standard" style:list-style-name="L2">
      <style:text-properties officeooo:rsid="00797e08" officeooo:paragraph-rsid="00da89f2"/>
    </style:style>
    <style:style style:name="P28" style:family="paragraph" style:parent-style-name="Standard" style:list-style-name="L2">
      <style:text-properties officeooo:rsid="00797e08" officeooo:paragraph-rsid="00dd8943"/>
    </style:style>
    <style:style style:name="P29" style:family="paragraph" style:parent-style-name="Standard" style:list-style-name="L2">
      <style:text-properties officeooo:rsid="00a3095b" officeooo:paragraph-rsid="00f085e2"/>
    </style:style>
    <style:style style:name="P30" style:family="paragraph" style:parent-style-name="Standard" style:list-style-name="L2">
      <style:text-properties officeooo:rsid="00a3095b" officeooo:paragraph-rsid="00f4abbc"/>
    </style:style>
    <style:style style:name="P31" style:family="paragraph" style:parent-style-name="Standard" style:list-style-name="L2">
      <style:text-properties officeooo:rsid="00d8ed86" officeooo:paragraph-rsid="00d8ed86"/>
    </style:style>
    <style:style style:name="P32" style:family="paragraph" style:parent-style-name="Standard" style:list-style-name="L2">
      <style:text-properties officeooo:rsid="00e52c0e" officeooo:paragraph-rsid="00e8eb15"/>
    </style:style>
    <style:style style:name="P33" style:family="paragraph" style:parent-style-name="Standard" style:list-style-name="L2">
      <style:text-properties officeooo:rsid="00e52c0e" officeooo:paragraph-rsid="00ec3a24"/>
    </style:style>
    <style:style style:name="P34" style:family="paragraph" style:parent-style-name="Standard" style:list-style-name="L2">
      <style:text-properties style:font-name="Liberation Sans" officeooo:rsid="0047fcae" officeooo:paragraph-rsid="01073478"/>
    </style:style>
    <style:style style:name="P35" style:family="paragraph" style:parent-style-name="Standard" style:list-style-name="L2">
      <style:text-properties style:font-name="Liberation Sans" officeooo:rsid="010d8f29" officeooo:paragraph-rsid="010f99a4"/>
    </style:style>
    <style:style style:name="P36" style:family="paragraph" style:parent-style-name="Standard" style:list-style-name="L2">
      <style:text-properties style:font-name="Liberation Sans" officeooo:rsid="010d8f29" officeooo:paragraph-rsid="010d8f29"/>
    </style:style>
    <style:style style:name="P37" style:family="paragraph" style:parent-style-name="Standard" style:list-style-name="L2">
      <style:text-properties officeooo:rsid="010d8f29" officeooo:paragraph-rsid="010d8f29"/>
    </style:style>
    <style:style style:name="P38" style:family="paragraph" style:parent-style-name="Standard" style:list-style-name="L2">
      <style:text-properties officeooo:rsid="010d8f29" officeooo:paragraph-rsid="012268f9"/>
    </style:style>
    <style:style style:name="P39" style:family="paragraph" style:parent-style-name="Standard" style:list-style-name="L2">
      <style:text-properties officeooo:rsid="012038fa" officeooo:paragraph-rsid="012038fa"/>
    </style:style>
    <style:style style:name="P40" style:family="paragraph" style:parent-style-name="Standard">
      <style:paragraph-properties fo:break-before="page"/>
      <style:text-properties fo:font-size="16pt" officeooo:rsid="00358cbe" officeooo:paragraph-rsid="00358cbe" style:font-size-asian="16pt" style:font-size-complex="16pt"/>
    </style:style>
    <style:style style:name="P41" style:family="paragraph" style:parent-style-name="Standard" style:list-style-name="L2">
      <style:paragraph-properties fo:break-before="page"/>
      <style:text-properties officeooo:rsid="0047fcae" officeooo:paragraph-rsid="007e5a36"/>
    </style:style>
    <style:style style:name="P42" style:family="paragraph" style:parent-style-name="Standard" style:list-style-name="L2">
      <style:paragraph-properties fo:break-before="page"/>
      <style:text-properties officeooo:rsid="00797e08" officeooo:paragraph-rsid="00d673c2"/>
    </style:style>
    <style:style style:name="P43" style:family="paragraph" style:parent-style-name="Standard" style:list-style-name="L2">
      <style:paragraph-properties fo:break-before="page"/>
      <style:text-properties officeooo:rsid="00797e08" officeooo:paragraph-rsid="00d10d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7c4" style:font-weight-asian="bold" style:font-weight-complex="bold"/>
    </style:style>
    <style:style style:name="T3" style:family="text">
      <style:text-properties fo:font-weight="bold" officeooo:rsid="001de800" style:font-weight-asian="bold" style:font-weight-complex="bold"/>
    </style:style>
    <style:style style:name="T4" style:family="text">
      <style:text-properties fo:font-weight="bold" officeooo:rsid="003ccda1" style:font-weight-asian="bold" style:font-weight-complex="bold"/>
    </style:style>
    <style:style style:name="T5" style:family="text">
      <style:text-properties fo:font-weight="bold" officeooo:rsid="00401c75" style:font-weight-asian="bold" style:font-weight-complex="bold"/>
    </style:style>
    <style:style style:name="T6" style:family="text">
      <style:text-properties fo:font-weight="bold" officeooo:rsid="007e5a36" style:font-weight-asian="bold" style:font-weight-complex="bold"/>
    </style:style>
    <style:style style:name="T7" style:family="text">
      <style:text-properties fo:font-weight="bold" officeooo:rsid="00b751a3" style:font-weight-asian="bold" style:font-weight-complex="bold"/>
    </style:style>
    <style:style style:name="T8" style:family="text">
      <style:text-properties fo:font-weight="bold" officeooo:rsid="009ee5e9" style:font-weight-asian="bold" style:font-weight-complex="bold"/>
    </style:style>
    <style:style style:name="T9" style:family="text">
      <style:text-properties fo:font-weight="bold" officeooo:rsid="00b77623" style:font-weight-asian="bold" style:font-weight-complex="bold"/>
    </style:style>
    <style:style style:name="T10" style:family="text">
      <style:text-properties fo:font-weight="bold" officeooo:rsid="00be01f9" style:font-weight-asian="bold" style:font-weight-complex="bold"/>
    </style:style>
    <style:style style:name="T11" style:family="text">
      <style:text-properties fo:font-weight="bold" officeooo:rsid="00c1f391" style:font-weight-asian="bold" style:font-weight-complex="bold"/>
    </style:style>
    <style:style style:name="T12" style:family="text">
      <style:text-properties fo:font-weight="bold" officeooo:rsid="00e28ac8" style:font-weight-asian="bold" style:font-weight-complex="bold"/>
    </style:style>
    <style:style style:name="T13" style:family="text">
      <style:text-properties fo:font-weight="bold" officeooo:rsid="00f085e2" style:font-weight-asian="bold" style:font-weight-complex="bold"/>
    </style:style>
    <style:style style:name="T14" style:family="text">
      <style:text-properties fo:font-weight="bold" officeooo:rsid="01073478" style:font-weight-asian="bold" style:font-weight-complex="bold"/>
    </style:style>
    <style:style style:name="T15" style:family="text">
      <style:text-properties fo:font-weight="bold" officeooo:rsid="010fab9b" style:font-weight-asian="bold" style:font-weight-complex="bold"/>
    </style:style>
    <style:style style:name="T16" style:family="text">
      <style:text-properties fo:font-weight="bold" officeooo:rsid="01177cfa" style:font-weight-asian="bold" style:font-weight-complex="bold"/>
    </style:style>
    <style:style style:name="T17" style:family="text">
      <style:text-properties fo:font-weight="bold" officeooo:rsid="006f9c52" style:font-weight-asian="bold" style:font-weight-complex="bold"/>
    </style:style>
    <style:style style:name="T18" style:family="text">
      <style:text-properties officeooo:rsid="001de8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de800" style:font-style-asian="italic" style:font-style-complex="italic"/>
    </style:style>
    <style:style style:name="T21" style:family="text">
      <style:text-properties fo:font-style="italic" officeooo:rsid="00401c75" style:font-style-asian="italic" style:font-style-complex="italic"/>
    </style:style>
    <style:style style:name="T22" style:family="text">
      <style:text-properties fo:font-style="italic" officeooo:rsid="0047fcae" style:font-style-asian="italic" style:font-style-complex="italic"/>
    </style:style>
    <style:style style:name="T23" style:family="text">
      <style:text-properties fo:font-style="italic" officeooo:rsid="00487a65" style:font-style-asian="italic" style:font-style-complex="italic"/>
    </style:style>
    <style:style style:name="T24" style:family="text">
      <style:text-properties fo:font-style="italic" officeooo:rsid="00799ae4" style:font-style-asian="italic" style:font-style-complex="italic"/>
    </style:style>
    <style:style style:name="T25" style:family="text">
      <style:text-properties fo:font-style="italic" officeooo:rsid="007e5a36" style:font-style-asian="italic" style:font-style-complex="italic"/>
    </style:style>
    <style:style style:name="T26" style:family="text">
      <style:text-properties fo:font-style="italic" officeooo:rsid="00a25a2e" style:font-style-asian="italic" style:font-style-complex="italic"/>
    </style:style>
    <style:style style:name="T27" style:family="text">
      <style:text-properties fo:font-style="italic" officeooo:rsid="00b751a3" style:font-style-asian="italic" style:font-style-complex="italic"/>
    </style:style>
    <style:style style:name="T28" style:family="text">
      <style:text-properties fo:font-style="italic" officeooo:rsid="00d10dab" style:font-style-asian="italic" style:font-style-complex="italic"/>
    </style:style>
    <style:style style:name="T29" style:family="text">
      <style:text-properties fo:font-style="italic" officeooo:rsid="00f085e2" style:font-style-asian="italic" style:font-style-complex="italic"/>
    </style:style>
    <style:style style:name="T30" style:family="text">
      <style:text-properties fo:font-style="italic" officeooo:rsid="01073478" style:font-style-asian="italic" style:font-style-complex="italic"/>
    </style:style>
    <style:style style:name="T31" style:family="text">
      <style:text-properties fo:font-style="italic" officeooo:rsid="010a3c8e" style:font-style-asian="italic" style:font-style-complex="italic"/>
    </style:style>
    <style:style style:name="T32" style:family="text">
      <style:text-properties fo:font-style="italic" officeooo:rsid="010af53f" style:font-style-asian="italic" style:font-style-complex="italic"/>
    </style:style>
    <style:style style:name="T33" style:family="text">
      <style:text-properties fo:font-style="italic" officeooo:rsid="01027bbf" style:font-style-asian="italic" style:font-style-complex="italic"/>
    </style:style>
    <style:style style:name="T34" style:family="text">
      <style:text-properties fo:font-style="italic" officeooo:rsid="00e5dbd9" style:font-style-asian="italic" style:font-style-complex="italic"/>
    </style:style>
    <style:style style:name="T35" style:family="text">
      <style:text-properties fo:font-style="italic" officeooo:rsid="006f9c52" style:font-style-asian="italic" style:font-style-complex="italic"/>
    </style:style>
    <style:style style:name="T36" style:family="text">
      <style:text-properties fo:font-style="italic" fo:font-weight="bold" officeooo:rsid="00d10dab" style:font-style-asian="italic" style:font-weight-asian="bold" style:font-style-complex="italic" style:font-weight-complex="bold"/>
    </style:style>
    <style:style style:name="T37" style:family="text">
      <style:text-properties fo:font-style="italic" fo:font-weight="normal" officeooo:rsid="00358cbe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01c75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10fab9b" style:font-style-asian="italic" style:font-weight-asian="normal" style:font-style-complex="italic" style:font-weight-complex="normal"/>
    </style:style>
    <style:style style:name="T40" style:family="text">
      <style:text-properties officeooo:rsid="002b01a0"/>
    </style:style>
    <style:style style:name="T41" style:family="text">
      <style:text-properties officeooo:rsid="00308901"/>
    </style:style>
    <style:style style:name="T42" style:family="text">
      <style:text-properties officeooo:rsid="00347f14"/>
    </style:style>
    <style:style style:name="T43" style:family="text">
      <style:text-properties officeooo:rsid="0034b886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3ccda1" style:font-weight-asian="normal" style:font-weight-complex="normal"/>
    </style:style>
    <style:style style:name="T46" style:family="text">
      <style:text-properties fo:font-weight="normal" officeooo:rsid="00b77623" style:font-weight-asian="normal" style:font-weight-complex="normal"/>
    </style:style>
    <style:style style:name="T47" style:family="text">
      <style:text-properties fo:font-weight="normal" officeooo:rsid="00ba4508" style:font-weight-asian="normal" style:font-weight-complex="normal"/>
    </style:style>
    <style:style style:name="T48" style:family="text">
      <style:text-properties officeooo:rsid="004252cd"/>
    </style:style>
    <style:style style:name="T49" style:family="text">
      <style:text-properties fo:font-style="normal" officeooo:rsid="00b77623" style:font-style-asian="normal" style:font-style-complex="normal"/>
    </style:style>
    <style:style style:name="T50" style:family="text">
      <style:text-properties fo:font-style="normal" fo:font-weight="bold" officeooo:rsid="004252cd" style:font-style-asian="normal" style:font-weight-asian="bold" style:font-style-complex="normal" style:font-weight-complex="bold"/>
    </style:style>
    <style:style style:name="T51" style:family="text">
      <style:text-properties officeooo:rsid="0047fcae"/>
    </style:style>
    <style:style style:name="T52" style:family="text">
      <style:text-properties style:font-name="Liberation Sans"/>
    </style:style>
    <style:style style:name="T53" style:family="text">
      <style:text-properties style:font-name="Liberation Sans" officeooo:rsid="001de800"/>
    </style:style>
    <style:style style:name="T54" style:family="text">
      <style:text-properties style:font-name="Liberation Sans" officeooo:rsid="007e5a36"/>
    </style:style>
    <style:style style:name="T55" style:family="text">
      <style:text-properties style:font-name="Liberation Sans" fo:font-weight="normal" officeooo:rsid="00bb6c9c" style:font-weight-asian="normal" style:font-weight-complex="normal"/>
    </style:style>
    <style:style style:name="T56" style:family="text">
      <style:text-properties style:font-name="Liberation Sans" officeooo:rsid="00b751a3"/>
    </style:style>
    <style:style style:name="T57" style:family="text">
      <style:text-properties style:font-name="Liberation Sans" officeooo:rsid="00e5dbd9"/>
    </style:style>
    <style:style style:name="T58" style:family="text">
      <style:text-properties style:font-name="Liberation Sans" officeooo:rsid="00f085e2"/>
    </style:style>
    <style:style style:name="T59" style:family="text">
      <style:text-properties style:font-name="Liberation Sans" officeooo:rsid="01073478"/>
    </style:style>
    <style:style style:name="T60" style:family="text">
      <style:text-properties style:font-name="Liberation Sans" officeooo:rsid="010fab9b"/>
    </style:style>
    <style:style style:name="T61" style:family="text">
      <style:text-properties style:font-name="Liberation Sans" officeooo:rsid="012038fa"/>
    </style:style>
    <style:style style:name="T62" style:family="text">
      <style:text-properties fo:color="#006699" style:font-name="Liberation Sans"/>
    </style:style>
    <style:style style:name="T63" style:family="text">
      <style:text-properties fo:color="#006699" style:font-name="Liberation Sans" officeooo:rsid="001de800"/>
    </style:style>
    <style:style style:name="T64" style:family="text">
      <style:text-properties fo:color="#006699" style:font-name="Liberation Sans" fo:font-weight="normal" officeooo:rsid="00bb6c9c" style:font-weight-asian="normal" style:font-weight-complex="normal"/>
    </style:style>
    <style:style style:name="T65" style:family="text">
      <style:text-properties fo:color="#006699" style:font-name="Liberation Sans" officeooo:rsid="01073478"/>
    </style:style>
    <style:style style:name="T66" style:family="text">
      <style:text-properties fo:color="#006699" officeooo:rsid="007e5a36"/>
    </style:style>
    <style:style style:name="T67" style:family="text">
      <style:text-properties fo:color="#006699" officeooo:rsid="01073478"/>
    </style:style>
    <style:style style:name="T68" style:family="text">
      <style:text-properties fo:color="#6600cc"/>
    </style:style>
    <style:style style:name="T69" style:family="text">
      <style:text-properties fo:color="#6600cc" style:font-name="Liberation Sans" officeooo:rsid="001de800"/>
    </style:style>
    <style:style style:name="T70" style:family="text">
      <style:text-properties fo:color="#6600cc" officeooo:rsid="007e5a36"/>
    </style:style>
    <style:style style:name="T71" style:family="text">
      <style:text-properties fo:color="#6600cc" officeooo:rsid="010f99a4"/>
    </style:style>
    <style:style style:name="T72" style:family="text">
      <style:text-properties officeooo:rsid="006f9c52"/>
    </style:style>
    <style:style style:name="T73" style:family="text">
      <style:text-properties officeooo:rsid="007e5a36"/>
    </style:style>
    <style:style style:name="T74" style:family="text">
      <style:text-properties fo:color="#000099" fo:font-weight="bold" style:font-weight-asian="bold" style:font-weight-complex="bold"/>
    </style:style>
    <style:style style:name="T75" style:family="text">
      <style:text-properties fo:color="#000099" fo:font-weight="bold" officeooo:rsid="001de800" style:font-weight-asian="bold" style:font-weight-complex="bold"/>
    </style:style>
    <style:style style:name="T76" style:family="text">
      <style:text-properties fo:color="#000099" fo:font-weight="bold" officeooo:rsid="00b751a3" style:font-weight-asian="bold" style:font-weight-complex="bold"/>
    </style:style>
    <style:style style:name="T77" style:family="text">
      <style:text-properties fo:color="#000099" fo:font-weight="bold" officeooo:rsid="00d10dab" style:font-weight-asian="bold" style:font-weight-complex="bold"/>
    </style:style>
    <style:style style:name="T78" style:family="text">
      <style:text-properties fo:color="#000099" fo:font-weight="bold" officeooo:rsid="00e28ac8" style:font-weight-asian="bold" style:font-weight-complex="bold"/>
    </style:style>
    <style:style style:name="T79" style:family="text">
      <style:text-properties fo:color="#000099" style:font-name="Liberation Sans" fo:font-weight="bold" style:font-weight-asian="bold" style:font-weight-complex="bold"/>
    </style:style>
    <style:style style:name="T80" style:family="text">
      <style:text-properties fo:color="#000099" style:font-name="Liberation Sans" fo:font-weight="bold" officeooo:rsid="00b751a3" style:font-weight-asian="bold" style:font-weight-complex="bold"/>
    </style:style>
    <style:style style:name="T81" style:family="text">
      <style:text-properties fo:color="#000099" style:font-name="Liberation Sans" fo:font-weight="bold" officeooo:rsid="010fab9b" style:font-weight-asian="bold" style:font-weight-complex="bold"/>
    </style:style>
    <style:style style:name="T82" style:family="text">
      <style:text-properties fo:color="#000099" style:font-name="Liberation Sans" fo:font-weight="bold" officeooo:rsid="012038fa" style:font-weight-asian="bold" style:font-weight-complex="bold"/>
    </style:style>
    <style:style style:name="T83" style:family="text">
      <style:text-properties officeooo:rsid="009ee5e9"/>
    </style:style>
    <style:style style:name="T84" style:family="text">
      <style:text-properties officeooo:rsid="00a33923"/>
    </style:style>
    <style:style style:name="T85" style:family="text">
      <style:text-properties officeooo:rsid="00a3b42e"/>
    </style:style>
    <style:style style:name="T86" style:family="text">
      <style:text-properties officeooo:rsid="00b751a3"/>
    </style:style>
    <style:style style:name="T87" style:family="text">
      <style:text-properties officeooo:rsid="00b77623"/>
    </style:style>
    <style:style style:name="T88" style:family="text">
      <style:text-properties officeooo:rsid="00be01f9"/>
    </style:style>
    <style:style style:name="T89" style:family="text">
      <style:text-properties officeooo:rsid="00d01929"/>
    </style:style>
    <style:style style:name="T90" style:family="text">
      <style:text-properties officeooo:rsid="00d10dab"/>
    </style:style>
    <style:style style:name="T91" style:family="text">
      <style:text-properties fo:color="#990000" officeooo:rsid="00d10dab"/>
    </style:style>
    <style:style style:name="T92" style:family="text">
      <style:text-properties fo:color="#990000" officeooo:rsid="006f9c52"/>
    </style:style>
    <style:style style:name="T93" style:family="text">
      <style:text-properties officeooo:rsid="00e28ac8"/>
    </style:style>
    <style:style style:name="T94" style:family="text">
      <style:text-properties officeooo:rsid="00e5dbd9"/>
    </style:style>
    <style:style style:name="T95" style:family="text">
      <style:text-properties officeooo:rsid="00f085e2"/>
    </style:style>
    <style:style style:name="T96" style:family="text">
      <style:text-properties officeooo:rsid="01027bbf"/>
    </style:style>
    <style:style style:name="T97" style:family="text">
      <style:text-properties officeooo:rsid="01073478"/>
    </style:style>
    <style:style style:name="T98" style:family="text">
      <style:text-properties officeooo:rsid="010f25ab"/>
    </style:style>
    <style:style style:name="T99" style:family="text">
      <style:text-properties officeooo:rsid="010f99a4"/>
    </style:style>
    <style:style style:name="T100" style:family="text">
      <style:text-properties officeooo:rsid="010fab9b"/>
    </style:style>
    <style:style style:name="T101" style:family="text">
      <style:text-properties officeooo:rsid="01177cfa"/>
    </style:style>
    <style:style style:name="T102" style:family="text">
      <style:text-properties officeooo:rsid="0119843b"/>
    </style:style>
    <style:style style:name="T103" style:family="text">
      <style:text-properties fo:color="#006600" style:font-name="Liberation Sans"/>
    </style:style>
    <style:style style:name="T104" style:family="text">
      <style:text-properties fo:color="#006600" style:font-name="Liberation Sans" officeooo:rsid="012038fa"/>
    </style:style>
    <style:style style:name="T105" style:family="text">
      <style:text-properties fo:color="#006600" style:font-name="Liberation Sans" officeooo:rsid="01327aac"/>
    </style:style>
    <style:style style:name="T106" style:family="text">
      <style:text-properties fo:color="#006600" style:font-name="Liberation Sans" officeooo:rsid="013f2623"/>
    </style:style>
    <style:style style:name="T107" style:family="text">
      <style:text-properties fo:color="#006600" style:font-name="Liberation Sans" officeooo:rsid="013f4e9b"/>
    </style:style>
    <style:style style:name="T108" style:family="text">
      <style:text-properties fo:color="#006600" style:font-name="Liberation Sans" officeooo:rsid="01414232"/>
    </style:style>
    <style:style style:name="T109" style:family="text">
      <style:text-properties officeooo:rsid="012427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K-19006 Various Topics of Civil Engineering: <text:span text:style-name="T2">Python 3 for scientific computing</text:span></text:p>
      <text:p text:style-name="P2">Spring 2018, TUT, Tampere</text:p>
      <text:p text:style-name="P2"/>
      <text:p text:style-name="P16">Published 7.2.2018</text:p>
      <text:p text:style-name="P2"/>
      <text:p text:style-name="P8"><text:span text:style-name="T1">Exercise</text:span><text:span text:style-name="T5">s</text:span><text:span text:style-name="T44">,</text:span><text:span text:style-name="T38"> </text:span><text:span text:style-name="T37">lectures 1–2</text:span></text:p>
      <text:p text:style-name="P2"/>
      <text:p text:style-name="P2"/>
      <text:p text:style-name="P2"><text:span text:style-name="T19">Meta</text:span>:</text:p>
      <text:list xml:id="list5964921013311647427" text:style-name="L1">
        <text:list-header>
          <text:p text:style-name="P3"/>
        </text:list-header>
        <text:list-item>
          <text:p text:style-name="P3">Since all of you come from a wide variety of backgrounds, <text:span text:style-name="T18">the idea is </text:span><text:span text:style-name="T20">something for everyone</text:span><text:span text:style-name="T18">.</text:span></text:p>
          <text:p text:style-name="P4"/>
          <text:p text:style-name="P10">The exercises are intended to support learning; <text:span text:style-name="T40">not to pile on superfluous trivialities, nor on the other hand to raise blood pressure by providing completely insurmountable obstacles.</text:span></text:p>
          <text:p text:style-name="P10"/>
          <text:p text:style-name="P10"><text:span text:style-name="T4">If a problem feels too simple or too advanced, skip it</text:span><text:span text:style-name="T45"> </text:span><text:span text:style-name="T41">– pick what you think is appropriate. Difficulty levels are marked with a star rating from 0 to 3.</text:span></text:p>
          <text:p text:style-name="P9"/>
        </text:list-item>
        <text:list-item>
          <text:p text:style-name="P14"><text:span text:style-name="T48">O</text:span>ne week to solve.</text:p>
          <text:list>
            <text:list-item>
              <text:p text:style-name="P14"><text:span text:style-name="T48">We will discuss solutions the following week, provided that time allows.</text:span></text:p>
            </text:list-item>
            <text:list-item>
              <text:p text:style-name="P15">In any case, solutions to many (but not necessarily all) questions will be<text:line-break/>sent via email to course participants.</text:p>
            </text:list-item>
          </text:list>
          <text:p text:style-name="P13"/>
        </text:list-item>
        <text:list-item>
          <text:p text:style-name="P9">Submitting solutions is not compulsory, but if you want feedback, you can (by email).</text:p>
          <text:p text:style-name="P9"/>
        </text:list-item>
        <text:list-item>
          <text:p text:style-name="P11">In de facto standard university style, there will be 5–6 questions per week. <text:span text:style-name="T109">(But each may have </text:span>several subitems.<text:span text:style-name="T109">)</text:span></text:p>
          <text:p text:style-name="P5"/>
        </text:list-item>
        <text:list-item>
          <text:p text:style-name="P6"><text:span text:style-name="T42">Any provided c</text:span>ode is copy'n'pasteable. <text:span text:style-name="T43">(If it is not, that's a bug; email me and we'll fix it.)</text:span></text:p>
        </text:list-item>
      </text:list>
      <text:p text:style-name="P7"/>
      <text:p text:style-name="P7"/>
      <text:p text:style-name="P7"/>
      <text:p text:style-name="P12"><text:span text:style-name="T19"/></text:p>
      <text:p text:style-name="P40"><text:span text:style-name="T50">Questions</text:span><text:span text:style-name="T19">, </text:span><text:span text:style-name="T21">lectures 1–2</text:span>:</text:p>
      <text:p text:style-name="P12"/>
      <text:list xml:id="list2937386650712935939" text:style-name="L2">
        <text:list-item>
          <text:p text:style-name="P22"><text:span text:style-name="T18">☆☆☆ </text:span><text:span text:style-name="T20">Minimal background questionnaire.</text:span></text:p>
          <text:p text:style-name="P22"><text:span text:style-name="T18"><text:line-break/></text:span><text:span text:style-name="T20">[Please submit a</text:span><text:span text:style-name="T24">n</text:span><text:span text:style-name="T20"> </text:span><text:span text:style-name="T24">answer </text:span><text:span text:style-name="T20">to this – </text:span><text:span text:style-name="T23">the information </text:span><text:span text:style-name="T22">will be used to tune </text:span><text:span text:style-name="T23">upcoming </text:span><text:span text:style-name="T22">exercises</text:span><text:span text:style-name="T20">!]</text:span><text:span text:style-name="T18"><text:line-break/><text:line-break/>◊ Which programming languages are you familiar with, at least to the extent that you recall<text:line-break/> <text:s text:c="3"/>the related concepts? E.g. “C, C++, Fortran, MATLAB”.<text:line-break/><text:line-break/>◊ At what level – approximately – do you know the programming language(s) you mainly use?<text:line-break/> <text:s text:c="2"/>A one-word answer such as basic / intermediate / advanced is fine, or if you feel you're<text:line-break/> <text:s text:c="2"/>between two levels, feel free to say so.<text:line-break/><text:line-break/>◊ If you have developed software, was it numerical solvers (i.e. the data-processing core<text:line-break/> <text:s text:c="2"/>functionality only), command-line applications, GUI applications, web applications,<text:line-break/> <text:s text:c="2"/>other/please specify?<text:line-break/></text:span></text:p>
          <text:p text:style-name="P23"><text:span text:style-name="T18">◊ Previous knowledge of CS (computer science)? Are you familiar with data structures<text:line-break/> <text:s text:c="2"/>(e.g. stack, heap, tree, graph), algorithms, programming paradigms, etc.?<text:line-break/><text:line-break/></text:span></text:p>
        </text:list-item>
        <text:list-item>
          <text:p text:style-name="P20"><text:span text:style-name="T18">★☆☆ </text:span><text:span text:style-name="T20">Python's approach to variables.</text:span><text:span text:style-name="T18"><text:line-break/><text:line-break/></text:span><text:span text:style-name="T3">a)</text:span><text:span text:style-name="T18"> Consider the following code:<text:line-break/><text:line-break/></text:span><text:span text:style-name="T53">x = </text:span><text:span text:style-name="T63">1</text:span><text:span text:style-name="T53"><text:line-break/>print(id(x))<text:line-break/>x = x + </text:span><text:span text:style-name="T63">1</text:span><text:span text:style-name="T53"><text:line-break/>print(id(x))</text:span><text:span text:style-name="T18"><text:line-break/><text:line-break/>Assume </text:span><text:span text:style-name="T53">x</text:span><text:span text:style-name="T18"> is not defined before we run this. What happens on the first line? On the third line?<text:line-break/><text:line-break/>Are the printed ids the same or different? Why?<text:line-break/><text:line-break/></text:span><text:span text:style-name="T3">b)</text:span><text:span text:style-name="T18"> Does the result change if you use shorthand </text:span><text:span text:style-name="T53">x += 1</text:span><text:span text:style-name="T18"> instead of </text:span><text:span text:style-name="T53">x = x + 1</text:span><text:span text:style-name="T18">? Why or why not?<text:line-break/><text:line-break/></text:span><text:span text:style-name="T3">c)</text:span><text:span text:style-name="T18"> If you are familiar with the C language, how does the result differ if you were to perform<text:line-break/> <text:s text:c="3"/>the same sequence of operations in C? Why? (Assume </text:span><text:span text:style-name="T53">x</text:span><text:span text:style-name="T18"> is declared as an int.)<text:line-break/><text:line-break/></text:span><text:span text:style-name="T3">d)</text:span><text:span text:style-name="T18"> What does the following program print, and why?<text:line-break/><text:line-break/></text:span><text:span text:style-name="T53">A = [</text:span><text:span text:style-name="T63">1</text:span><text:span text:style-name="T53">, </text:span><text:span text:style-name="T63">2</text:span><text:span text:style-name="T53">, </text:span><text:span text:style-name="T63">3</text:span><text:span text:style-name="T53">]<text:line-break/>B = A<text:line-break/>B.insert(</text:span><text:span text:style-name="T63">0</text:span><text:span text:style-name="T53">, </text:span><text:span text:style-name="T69">'testing'</text:span><text:span text:style-name="T53">)<text:line-break/>print(A)</text:span><text:span text:style-name="T18"><text:line-break/><text:line-break/>(If needed, recall that you can call </text:span><text:span text:style-name="T53">help(list.something)</text:span><text:span text:style-name="T18"> as well as </text:span><text:span text:style-name="T53">help(A.something)</text:span><text:span text:style-name="T18">,<text:line-break/>where </text:span><text:span text:style-name="T53">A</text:span><text:span text:style-name="T18"> is a list object instance; both will work.)</text:span></text:p>
        </text:list-item>
        <text:list-item>
          <text:p text:style-name="P41"><text:span text:style-name="T18">★☆☆ P</text:span><text:span text:style-name="T25">ython's documentation.</text:span><text:span text:style-name="T18"><text:line-break/><text:line-break/>The official documentation has a section that lists and describes all built-in functions in Python:<text:line-break/><text:line-break/></text:span><text:a xlink:type="simple" xlink:href="https://docs.python.org/3/library/functions.html#built-in-functions" text:style-name="Internet_20_link" text:visited-style-name="Visited_20_Internet_20_Link"><text:span text:style-name="T53">https://docs.python.org/3/library/functions.html#built-in-functions</text:span></text:a></text:p>
          <text:p text:style-name="P24"><text:span text:style-name="T51"><text:line-break/>Take a look at the documentation.</text:span></text:p>
          <text:p text:style-name="P24"/>
          <text:p text:style-name="P25"><text:span text:style-name="T8">a)</text:span><text:span text:style-name="T83"> How do you print a string without causing Python to add a newline?<text:line-break/></text:span></text:p>
          <text:p text:style-name="P25"><text:span text:style-name="T8">b)</text:span><text:span text:style-name="T83"> Write a short program (~3 lines) that lets the user input a string, inserts the result into another string (via string formatting), and prints the final result. (E.g. the classic “Hello, &lt;name&gt;!”)<text:line-break/><text:line-break/> <text:s text:c="3"/>※ The main purpose here is to get a rough idea of what Python provides as built-in;<text:line-break/> <text:s text:c="8"/>also, it would feel silly to introduce print(), but not its natural counterpart.<text:line-break/><text:line-break/> <text:s text:c="8"/>In practical numerical code, solver parameters will usually be hardcoded just like in<text:line-break/> <text:s text:c="8"/>MATLAB scripts, read in from a file (see </text:span><text:span text:style-name="T6">open</text:span><text:span text:style-name="T73">), or passed in from the command line<text:line-break/> <text:s text:c="8"/>(see </text:span><text:a xlink:type="simple" xlink:href="https://docs.python.org/3/library/argparse.html" text:style-name="Internet_20_link" text:visited-style-name="Visited_20_Internet_20_Link"><text:span text:style-name="T54">argparse</text:span></text:a><text:span text:style-name="T73"> in the standard library).<text:line-break/></text:span></text:p>
        </text:list-item>
        <text:list-item>
          <text:p text:style-name="P19"><text:span text:style-name="T18">★☆☆ </text:span><text:span text:style-name="T26">List and string operations.</text:span><text:span text:style-name="T18"><text:line-break/><text:line-break/></text:span><text:span text:style-name="T3">a</text:span><text:span text:style-name="T10">)</text:span><text:span text:style-name="T88"> How do you reverse a string, using only slicing?<text:line-break/><text:line-break/></text:span><text:span text:style-name="T11">b</text:span><text:span text:style-name="T9">)</text:span><text:span text:style-name="T46"> </text:span><text:span text:style-name="T47">Consider this code:<text:line-break/><text:line-break/></text:span><text:span text:style-name="T55">lst = [</text:span><text:span text:style-name="T64">1</text:span><text:span text:style-name="T55">, </text:span><text:span text:style-name="T64">2</text:span><text:span text:style-name="T55">, </text:span><text:span text:style-name="T64">3</text:span><text:span text:style-name="T55">]<text:line-break/>lst.append([</text:span><text:span text:style-name="T64">4</text:span><text:span text:style-name="T55">, </text:span><text:span text:style-name="T64">5</text:span><text:span text:style-name="T55">])</text:span><text:span text:style-name="T87"><text:line-break/><text:line-break/>Whoever wrote that clearly intended to .extend(), not .append(). With the current code, what can you say about the types of the elements in lst? (Use indexing and the built-in </text:span><text:span text:style-name="T9">type</text:span><text:span text:style-name="T87"> to examine.)<text:line-break/></text:span></text:p>
          <text:p text:style-name="P18"><text:span text:style-name="T11">c</text:span><text:span text:style-name="T7">)</text:span><text:span text:style-name="T86"> See the documentation on Python's string formatting (links provided in lecture 2).<text:line-break/><text:line-break/></text:span><text:span text:style-name="T80">import</text:span><text:span text:style-name="T56"> math</text:span><text:span text:style-name="T86">, and print </text:span><text:span text:style-name="T56">math.pi</text:span><text:span text:style-name="T86"> to 100 decimals using string formatting (pick any of the three variants of string formatting syntax).<text:line-break/><text:line-break/>Chop off any trailing zeros from the string (in Python, not manually!). How many decimals did you actually get? To get the number of elements in a container, use the built-in </text:span><text:span text:style-name="T3">len</text:span><text:span text:style-name="T18">.<text:line-break/><text:line-break/></text:span><text:span text:style-name="T27">Hint</text:span><text:span text:style-name="T86">: </text:span><text:span text:style-name="T56">str.strip</text:span><text:span text:style-name="T86">; alternatively, </text:span><text:span text:style-name="T56">str.endswith</text:span><text:span text:style-name="T86">, slicing, and a </text:span><text:span text:style-name="T76">while</text:span><text:span text:style-name="T86"> loop.<text:line-break/></text:span></text:p>
          <text:p text:style-name="P21"><text:span text:style-name="T83"><text:s text:c="4"/>※ </text:span><text:a xlink:type="simple" xlink:href="http://mpmath.org/" text:style-name="Internet_20_link" text:visited-style-name="Visited_20_Internet_20_Link"><text:span text:style-name="T83">mpmath</text:span></text:a><text:span text:style-name="T83"> provides </text:span><text:a xlink:type="simple" xlink:href="http://mpmath.org/doc/current/functions/constants.html" text:style-name="Internet_20_link" text:visited-style-name="Visited_20_Internet_20_Link"><text:span text:style-name="T83">a way to actually get π to arbitrary precision</text:span></text:a><text:span text:style-name="T83">.<text:line-break/></text:span></text:p>
          <text:p text:style-name="P21"><text:span text:style-name="T14">d)</text:span><text:span text:style-name="T97"> Below, what is the result? Why? (</text:span><text:span text:style-name="T30">Hint: </text:span><text:span text:style-name="T32">on the third line,</text:span><text:span text:style-name="T30"> the RHS </text:span><text:span text:style-name="T31">behaves </text:span><text:span text:style-name="T32">like </text:span><text:span text:style-name="T30">a tuple.</text:span><text:span text:style-name="T97">)<text:line-break/></text:span></text:p>
          <text:p text:style-name="P34"><text:span text:style-name="T97">a = </text:span><text:span text:style-name="T67">2</text:span></text:p>
          <text:p text:style-name="P21"><text:span text:style-name="T59">b = </text:span><text:span text:style-name="T65">3</text:span><text:span text:style-name="T59"><text:line-break/>a, b = b, a</text:span></text:p>
        </text:list-item>
        <text:list-item>
          <text:p text:style-name="P26"><text:soft-page-break/><text:span text:style-name="T18">★★☆ </text:span><text:span text:style-name="T20">Flow control; comprehension</text:span><text:span text:style-name="T25">s</text:span><text:span text:style-name="T20">.</text:span><text:span text:style-name="T18"><text:line-break/><text:line-break/></text:span><text:span text:style-name="T3">a)</text:span><text:span text:style-name="T18"> Using </text:span><text:span text:style-name="T75">for</text:span><text:span text:style-name="T18"> and </text:span><text:span text:style-name="T75">if</text:span><text:span text:style-name="T18">, write a short program that takes the range of integers from 0 to 99,<text:line-break/>squares each number, and accepts only those results that are divisible by 3. Place the<text:line-break/>results into a list. How many are there?<text:line-break/><text:line-break/>The modulo operator in Python is </text:span><text:span text:style-name="T53">%</text:span><text:span text:style-name="T18">; equality comparison is </text:span><text:span text:style-name="T53">==</text:span><text:span text:style-name="T18">.<text:line-break/><text:line-break/></text:span><text:line-break/><text:span text:style-name="T6">b)</text:span><text:span text:style-name="T73"> Let's make the program even shorter. Express the same operation using list comprehensions<text:line-break/>(one or several; either is fine).</text:span><text:line-break/><text:line-break/><text:line-break/><text:span text:style-name="T6">c)</text:span><text:span text:style-name="T73"> Write a short function that takes a list of numbers, sums each pair of two consecutive elements (elements 0 and 1; 1 and 2; 2 and 3; ...), and returns the results as a new list.<text:line-break/><text:line-break/>How to loop over the pairs of items directly, without using an index as the loop counter?<text:line-break/>(</text:span><text:span text:style-name="T25">Hint: slicing, zipping.</text:span><text:span text:style-name="T49">)</text:span><text:span text:style-name="T73"><text:line-break/><text:line-break/>Test your solution on some input; the input can be hardcoded, e.g. </text:span><text:span text:style-name="T54">lst = range(10)</text:span><text:span text:style-name="T73">.<text:line-break/><text:line-break/><text:line-break/></text:span><text:span text:style-name="T6">d)</text:span><text:span text:style-name="T73"> You have a dictionary:<text:line-break/><text:line-break/>dic = {</text:span><text:span text:style-name="T66">1</text:span><text:span text:style-name="T73">: </text:span><text:span text:style-name="T70">'a'</text:span><text:span text:style-name="T73">, </text:span><text:span text:style-name="T66">2</text:span><text:span text:style-name="T73">: </text:span><text:span text:style-name="T70">'b'</text:span><text:span text:style-name="T73">, </text:span><text:span text:style-name="T66">3</text:span><text:span text:style-name="T73">: </text:span><text:span text:style-name="T70">'c'</text:span><text:span text:style-name="T73">}</text:span></text:p>
          <text:p text:style-name="P29"><text:line-break/>In this particular case, the values <text:span text:style-name="T84">happen to </text:span>fulfill the conditions required of keys: they are immutable and hashable. <text:span text:style-name="T89">They are also unique, so an inverse dictionary exists.</text:span><text:line-break/><text:line-break/>Write a dict comprehension that inverts <text:span text:style-name="T85">its input</text:span>, i.e. produces a new dictionary that looks up items in the opposite direction.</text:p>
          <text:p text:style-name="P29"><text:line-break/></text:p>
          <text:p text:style-name="P30"><text:span text:style-name="T13">e)</text:span><text:span text:style-name="T95"> </text:span><text:span text:style-name="T29">Order-preserving uniqification.</text:span><text:span text:style-name="T95"><text:line-break/><text:line-break/>In lecture 2, it was noted that if you have a list (of hashable items) with duplicates in it, you can easily use a </text:span><text:span text:style-name="T58">set</text:span><text:span text:style-name="T95"> to extract the unique items, if the ordering of the result does not matter:<text:line-break/><text:line-break/></text:span><text:span text:style-name="T58">lst = [1, 2, 4, 4, 4, 3, 1, 2, 2]<text:line-break/>uniques = list(set(lst))</text:span><text:span text:style-name="T95"><text:line-break/></text:span></text:p>
          <text:p text:style-name="P30"><text:span text:style-name="T95">We first create a set, which we then convert back into a list (if we want a list as output).<text:line-break/></text:span></text:p>
          <text:p text:style-name="P30"><text:span text:style-name="T96">But how to extract the unique items, while preserving </text:span><text:span text:style-name="T33">the ordering in which each unique item first appears</text:span><text:span text:style-name="T96"> in lst?<text:line-break/><text:line-break/>(Use either a loop or a list comprehension; either approach is fine. How short can you make the code? If you try several solutions, which approach is the most readable?)</text:span><text:line-break/></text:p>
        </text:list-item>
        <text:list-item>
          <text:p text:style-name="P42"><text:span text:style-name="T18">★★☆ </text:span><text:span text:style-name="T20">Functions.</text:span><text:span text:style-name="T18"><text:line-break/></text:span></text:p>
          <text:p text:style-name="P37"><text:span text:style-name="T1">a)</text:span> What is <text:span text:style-name="T102">printed by the code below?</text:span> Why?</text:p>
          <text:p text:style-name="P37"/>
          <text:p text:style-name="P35"><text:span text:style-name="T74">def</text:span> f(a, b, *args):</text:p>
          <text:p text:style-name="P35"><text:s text:c="4"/><text:span text:style-name="T99">print(</text:span><text:span text:style-name="T71">'='</text:span><text:span text:style-name="T99"> * 20)</text:span><text:line-break/> <text:s text:c="3"/>print(<text:span text:style-name="T68">'a = {:s}'</text:span>.format(<text:span text:style-name="T99">str(</text:span>a<text:span text:style-name="T99">)</text:span>))</text:p>
          <text:p text:style-name="P36"><text:s text:c="4"/>print(<text:span text:style-name="T68">'b = {:s}'</text:span>.format(<text:span text:style-name="T99">str(</text:span>b<text:span text:style-name="T99">)</text:span>))<text:line-break/> <text:s text:c="3"/><text:span text:style-name="T74">for</text:span> x <text:span text:style-name="T74">in</text:span> args:<text:line-break/> <text:s text:c="7"/>print(<text:span text:style-name="T68">'extra: {:s}'</text:span>.format(<text:span text:style-name="T99">str(</text:span>x<text:span text:style-name="T99">)</text:span>))</text:p>
          <text:p text:style-name="P38"><text:span text:style-name="T52">f(b=</text:span><text:span text:style-name="T62">1</text:span><text:span text:style-name="T52">, a=</text:span><text:span text:style-name="T62">2</text:span><text:span text:style-name="T52">)<text:line-break/>f(</text:span><text:span text:style-name="T62">1</text:span><text:span text:style-name="T52">, </text:span><text:span text:style-name="T62">2</text:span><text:span text:style-name="T52">, </text:span><text:span text:style-name="T62">3</text:span><text:span text:style-name="T52">)</text:span><text:line-break/><text:line-break/>What happens if you try to <text:span text:style-name="T98">run this?</text:span><text:line-break/><text:line-break/><text:span text:style-name="T52">f(b=</text:span><text:span text:style-name="T62">1</text:span><text:span text:style-name="T52">, a=</text:span><text:span text:style-name="T62">2</text:span><text:span text:style-name="T52">, </text:span><text:span text:style-name="T62">3</text:span><text:span text:style-name="T52">)</text:span><text:line-break/><text:line-break/><text:span text:style-name="T16">b)</text:span><text:span text:style-name="T101"> Implement a few small functions, trying out the different variants of argument passing<text:line-break/> that were introduced in lecture 2.<text:line-break/></text:span><text:line-break/><text:span text:style-name="T16">c</text:span><text:span text:style-name="T15">)</text:span><text:span text:style-name="T100"> Implement the higher-order function </text:span><text:span text:style-name="T39">filter</text:span><text:span text:style-name="T100">. Its parameters are a predicate, and a list.<text:line-break/> It should inspect each element of the list, in order, and return a new list of those<text:line-break/> elements that satisfy the predicate.<text:line-break/><text:line-break/> The predicate, to be provided by the user when calling filter(), is a function of one<text:line-break/> argument – the element being tested – that returns truthy if filter() should let that<text:line-break/> element through to its output.<text:line-break/><text:line-break/> Create a list, a predicate, and test your implementation with them.<text:line-break/><text:line-break/> <text:s text:c="4"/>※ Python provides </text:span><text:span text:style-name="T15">filter</text:span><text:span text:style-name="T100"> as a built-in; and list comprehension is preferred for that task.<text:line-break/> <text:s text:c="9"/>This is just meant as a look inside a higher-order function.<text:line-break/><text:line-break/></text:span><text:span text:style-name="T15">d)</text:span><text:span text:style-name="T100"> What does this code print?<text:line-break/><text:line-break/></text:span><text:span text:style-name="T60">hello = </text:span><text:span text:style-name="T81">lambda</text:span><text:span text:style-name="T60">: print('hello') <text:s text:c="3"/></text:span><text:span text:style-name="T105"># a lambda without parameters is also fine</text:span></text:p>
          <text:p text:style-name="P38"><text:span text:style-name="T60"><text:line-break/>f = </text:span><text:span text:style-name="T81">lambda</text:span><text:span text:style-name="T60"> x: x**2<text:line-break/>a = f(3)<text:line-break/>b = (</text:span><text:span text:style-name="T81">lambda</text:span><text:span text:style-name="T60"> x: x**3)(5)<text:line-break/></text:span><text:span text:style-name="T61">pack = </text:span><text:span text:style-name="T82">lambda</text:span><text:span text:style-name="T61"> *args: tuple(args) <text:s text:c="3"/></text:span><text:span text:style-name="T104"># </text:span><text:span text:style-name="T106">adaptor; “multi-arg </text:span><text:span text:style-name="T107">tuple </text:span><text:span text:style-name="T108">constructor”</text:span><text:span text:style-name="T61"><text:line-break/><text:line-break/>lst = range(10)</text:span></text:p>
          <text:p text:style-name="P39"><text:span text:style-name="T52">out = tuple(filter(</text:span><text:span text:style-name="T79">lambda</text:span><text:span text:style-name="T52"> x: x % 2 == 0, map(</text:span><text:span text:style-name="T79">lambda</text:span><text:span text:style-name="T52"> x: x**2, lst)))<text:line-break/><text:line-break/>print(a, b, out, pack(1, 2, 3))<text:line-break/>hello() <text:s text:c="3"/></text:span><text:span text:style-name="T103"># function call with no arguments</text:span></text:p>
        </text:list-item>
        <text:list-item>
          <text:p text:style-name="P43"><text:span text:style-name="T18">★★★ </text:span><text:span text:style-name="T20">G</text:span><text:span text:style-name="T19">enerators; infinite sequences.</text:span></text:p>
          <text:p text:style-name="P28"><text:line-break/><text:span text:style-name="T90">On lecture 2, when talking about list comprehensions, we briefly mentioned </text:span><text:span text:style-name="T28">generator expressions</text:span><text:span text:style-name="T90">, which are essentially lazy comprehensions. Each element is evaluated as<text:line-break/>it is requested, rather than all elements at once.<text:line-break/><text:line-break/></text:span><text:span text:style-name="T36">Generators</text:span><text:span text:style-name="T90"> in Python are more general than this. Using </text:span><text:span text:style-name="T77">yield</text:span><text:span text:style-name="T90"> instead of </text:span><text:span text:style-name="T77">return</text:span><text:span text:style-name="T90"> turns a<text:line-break/>function definition into a generator (instead of a regular function).<text:line-break/><text:line-break/>The main points of a generator are:<text:line-break/><text:line-break/>◊ When a generator is called, it does not yet run; instead, an iterable is returned to the caller.</text:span></text:p>
          <text:p text:style-name="P28"><text:span text:style-name="T90">◊ Calling next() on that iterable (i.e. iterating on it) will then actually start the generator.<text:line-break/>◊ After reaching </text:span><text:span text:style-name="T77">yield</text:span><text:span text:style-name="T90">, the generator is suspended, returning the yielded value.<text:line-break/>◊ When next() is called on it again, execution continues from where it left off – remembering<text:line-break/> <text:s text:c="2"/>the state.</text:span></text:p>
          <text:p text:style-name="P27"><text:span text:style-name="T90">◊ Once all elements have been yielded, the generator raises </text:span><text:span text:style-name="T91">StopIteration</text:span><text:span text:style-name="T90"> (which is the<text:line-break/> <text:s text:c="2"/>mechanism Python uses to signal a </text:span><text:span text:style-name="T77">for</text:span><text:span text:style-name="T90"> loop to exit).<text:line-break/><text:line-break/>See:<text:line-break/></text:span><text:a xlink:type="simple" xlink:href="https://stackoverflow.com/questions/1756096/understanding-generators-in-python" text:style-name="Internet_20_link" text:visited-style-name="Visited_20_Internet_20_Link"><text:span text:style-name="T90">https://stackoverflow.com/questions/1756096/understanding-generators-in-python</text:span></text:a></text:p>
          <text:p text:style-name="P31"/>
          <text:p text:style-name="P31"><text:span text:style-name="T12">a)</text:span><text:span text:style-name="T93"> </text:span>Armed with this, <text:span text:style-name="T93">implement a generator that generates nonnegative integer multiples of 3, either until the result reaches a given number, or up to a given number of terms (your choice).<text:line-break/><text:line-break/>(Use a </text:span><text:span text:style-name="T78">while</text:span><text:span text:style-name="T93"> loop in the generator. To parameterize, note that when the generator is called,<text:line-break/>it will return a closure.)</text:span></text:p>
          <text:p text:style-name="P31"/>
          <text:p text:style-name="P32"><text:span text:style-name="T1">b)</text:span> <text:span text:style-name="T94">Generators can be used to generate infinite sequences, finite parts of which can then be actually evaluated. Write a generator for natural numbers, starting at a user-given nonnegative integer </text:span><text:span text:style-name="T34">n</text:span><text:span text:style-name="T94">.<text:line-break/><text:line-break/>Look up </text:span><text:span text:style-name="T57">islice</text:span><text:span text:style-name="T94"> and </text:span><text:span text:style-name="T57">takewhile</text:span><text:span text:style-name="T94"> in the </text:span><text:a xlink:type="simple" xlink:href="https://docs.python.org/3/library/itertools.html" text:style-name="Internet_20_link" text:visited-style-name="Visited_20_Internet_20_Link"><text:span text:style-name="T94">itertools module</text:span></text:a><text:span text:style-name="T94">. With your generator:</text:span></text:p>
          <text:p text:style-name="P33"><text:span text:style-name="T94"><text:line-break/>◊ Get the first 100 natural numbers.<text:line-break/>◊ Take all natural numbers under 200 that are divisible by 7. (Filter using a list comprehension.)<text:line-break/></text:span></text:p>
          <text:p text:style-name="P33"><text:span text:style-name="T94"><text:s text:c="4"/>※ The itertools module, in general, may be worth a look when working with iterables.<text:line-break/></text:span></text:p>
          <text:p text:style-name="P17"><text:span text:style-name="T17">c)</text:span><text:span text:style-name="T72"> Let's make the generator more robust. Validate that the input </text:span><text:span text:style-name="T35">n</text:span><text:span text:style-name="T72"> is a positive integer, raising </text:span><text:span text:style-name="T92">TypeError</text:span><text:span text:style-name="T72"> or </text:span><text:span text:style-name="T92">ValueError</text:span><text:span text:style-name="T72"> as appropriate, if at least one these conditions is violated.<text:line-break/><text:line-break/>However, considering the </text:span><text:a xlink:type="simple" xlink:href="https://en.wikipedia.org/wiki/Fail-fast" text:style-name="Internet_20_link" text:visited-style-name="Visited_20_Internet_20_Link"><text:span text:style-name="T72">fail-fast principle</text:span></text:a><text:span text:style-name="T72">, this leaves a problem. Spot the issue and fix it.</text:span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a Jeronen</meta:initial-creator>
    <meta:creation-date>2018-02-07T15:03:41.142437278</meta:creation-date>
    <dc:date>2018-02-08T03:07:49.374695988</dc:date>
    <dc:creator>Juha Jeronen</dc:creator>
    <meta:editing-duration>PT11H46M36S</meta:editing-duration>
    <meta:editing-cycles>289</meta:editing-cycles>
    <meta:generator>LibreOffice/4.4.3.2$Linux_X86_64 LibreOffice_project/40m0$Build-2</meta:generator>
    <meta:document-statistic meta:table-count="0" meta:image-count="0" meta:object-count="0" meta:page-count="6" meta:paragraph-count="59" meta:word-count="1714" meta:character-count="10208" meta:non-whitespace-character-count="8354"/>
  </office:meta>
</office:document-meta>
</file>